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okshelf Symbol 7" svg:font-family="'Bookshelf Symbol 7'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Sitka Heading" svg:font-family="'Sitka Heading'" style:font-pitch="variable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Full Numerical List</text:p>
        <text:p text:style-name="P1">1. 1111</text:p>
        <text:p text:style-name="P1">2. 1112</text:p>
        <text:p text:style-name="P1">3. 1113</text:p>
        <text:p text:style-name="P1">4. 1114</text:p>
        <text:p text:style-name="P1">5. 1121</text:p>
        <text:p text:style-name="P1">6. 1122</text:p>
        <text:p text:style-name="P1">7. 1123</text:p>
        <text:p text:style-name="P1">8. 1124</text:p>
        <text:p text:style-name="P1">9. 1131</text:p>
        <text:p text:style-name="P1">10. 1132</text:p>
        <text:p text:style-name="P1">11. 1133</text:p>
        <text:p text:style-name="P1">12. 1134</text:p>
        <text:p text:style-name="P1">13. 1141</text:p>
        <text:p text:style-name="P1">14. 1142</text:p>
        <text:p text:style-name="P1">15. 1143</text:p>
        <text:p text:style-name="P1">16. 1144</text:p>
        <text:p text:style-name="P1">17. 1211</text:p>
        <text:p text:style-name="P1">18. 1212</text:p>
        <text:p text:style-name="P1">19. 1213</text:p>
        <text:p text:style-name="P1">20. 1214</text:p>
        <text:p text:style-name="P1">21. 1221</text:p>
        <text:p text:style-name="P1">22. 1222</text:p>
        <text:p text:style-name="P1">23. 1223</text:p>
        <text:p text:style-name="P1">24. 1224</text:p>
        <text:p text:style-name="P1">25. 1231</text:p>
        <text:p text:style-name="P1">26. 1232</text:p>
        <text:p text:style-name="P1">27. 1233</text:p>
        <text:p text:style-name="P1">28. 1234</text:p>
        <text:p text:style-name="P1">29. 1241</text:p>
        <text:p text:style-name="P1">30. 1242</text:p>
        <text:p text:style-name="P1">31. 1243</text:p>
        <text:p text:style-name="P1">32. 1244</text:p>
        <text:p text:style-name="P1">33. 1311</text:p>
        <text:p text:style-name="P1">34. 1312</text:p>
        <text:p text:style-name="P1">35. 1313</text:p>
        <text:p text:style-name="P1">36. 1314</text:p>
        <text:p text:style-name="P1">37. 1321</text:p>
        <text:p text:style-name="P1">38. 1322</text:p>
        <text:p text:style-name="P1">39. 1323</text:p>
        <text:p text:style-name="P1">40. 1324</text:p>
        <text:p text:style-name="P1">41. 1331</text:p>
        <text:p text:style-name="P1">42. 1332</text:p>
        <text:p text:style-name="P1">43. 1333</text:p>
        <text:p text:style-name="P1">44. 1334</text:p>
        <text:p text:style-name="P1">45. 1341</text:p>
        <text:p text:style-name="P1">46. 1342</text:p>
        <text:p text:style-name="P1">47. 1343</text:p>
        <text:p text:style-name="P1">48. 1344</text:p>
        <text:p text:style-name="P1">49. 1411</text:p>
        <text:p text:style-name="P1">50. 1412</text:p>
        <text:p text:style-name="P1">51. 1413</text:p>
        <text:p text:style-name="P1">52. 1414</text:p>
        <text:p text:style-name="P1">53. 1421</text:p>
        <text:p text:style-name="P1">54. 1422</text:p>
        <text:p text:style-name="P1">55. 1423</text:p>
        <text:p text:style-name="P1">56. 1424</text:p>
        <text:p text:style-name="P1">57. 1431</text:p>
        <text:p text:style-name="P1">58. 1432</text:p>
        <text:p text:style-name="P1">59. 1433</text:p>
        <text:p text:style-name="P1">60. 1434</text:p>
        <text:p text:style-name="P1">61. 1441</text:p>
        <text:p text:style-name="P1">62. 1442</text:p>
        <text:p text:style-name="P1">63. 1443</text:p>
        <text:p text:style-name="P1">64. 1444</text:p>
        <text:p text:style-name="P1">65. 2111</text:p>
        <text:p text:style-name="P1">66. 2112</text:p>
        <text:p text:style-name="P1">67. 2113</text:p>
        <text:p text:style-name="P1">68. 2114</text:p>
        <text:p text:style-name="P1">69. 2121</text:p>
        <text:p text:style-name="P1">70. 2122</text:p>
        <text:p text:style-name="P1">71. 2123</text:p>
        <text:p text:style-name="P1">72. 2124</text:p>
        <text:p text:style-name="P1">73. 2131</text:p>
        <text:p text:style-name="P1">74. 2132</text:p>
        <text:p text:style-name="P1">75. 2133</text:p>
        <text:p text:style-name="P1">76. 2134</text:p>
        <text:p text:style-name="P1">77. 2141</text:p>
        <text:p text:style-name="P1">78. 2142</text:p>
        <text:p text:style-name="P1">79. 2143</text:p>
        <text:p text:style-name="P1">80. 2144</text:p>
        <text:p text:style-name="P1">81. 2211</text:p>
        <text:p text:style-name="P1">82. 2212</text:p>
        <text:p text:style-name="P1">83. 2213</text:p>
        <text:p text:style-name="P1">84. 2214</text:p>
        <text:p text:style-name="P1">85. 2221</text:p>
        <text:p text:style-name="P1">86. 2222</text:p>
        <text:p text:style-name="P1">87. 2223</text:p>
        <text:p text:style-name="P1">88. 2224</text:p>
        <text:p text:style-name="P1">89. 2231</text:p>
        <text:p text:style-name="P1">90. 2232</text:p>
        <text:p text:style-name="P1">91. 2233</text:p>
        <text:p text:style-name="P1">92. 2234</text:p>
        <text:p text:style-name="P1">93. 2241</text:p>
        <text:p text:style-name="P1">94. 2242</text:p>
        <text:p text:style-name="P1">95. 2243</text:p>
        <text:p text:style-name="P1">96. 2244</text:p>
        <text:p text:style-name="P1">97. 2311</text:p>
        <text:p text:style-name="P1">98. 2312</text:p>
        <text:p text:style-name="P1">99. 2313</text:p>
        <text:p text:style-name="P1">100. 2314</text:p>
        <text:p text:style-name="P1">101. 2321</text:p>
        <text:p text:style-name="P1">102. 2322</text:p>
        <text:p text:style-name="P1">103. 2323</text:p>
        <text:p text:style-name="P1">104. 2324</text:p>
        <text:p text:style-name="P1">105. 2331</text:p>
        <text:p text:style-name="P1">106. 2332</text:p>
        <text:p text:style-name="P1">107. 2333</text:p>
        <text:p text:style-name="P1">108. 2334</text:p>
        <text:p text:style-name="P1">109. 2341</text:p>
        <text:p text:style-name="P1">110. 2342</text:p>
        <text:p text:style-name="P1">111. 2343</text:p>
        <text:p text:style-name="P1">112. 2344</text:p>
        <text:p text:style-name="P1">113. 2411</text:p>
        <text:p text:style-name="P1">114. 2412</text:p>
        <text:p text:style-name="P1">115. 2413</text:p>
        <text:p text:style-name="P1">116. 2414</text:p>
        <text:p text:style-name="P1">117. 2421</text:p>
        <text:p text:style-name="P1">118. 2422</text:p>
        <text:p text:style-name="P1">119. 2423</text:p>
        <text:p text:style-name="P1">120. 2424</text:p>
        <text:p text:style-name="P1">121. 2431</text:p>
        <text:p text:style-name="P1">122. 2432</text:p>
        <text:p text:style-name="P1">123. 2433</text:p>
        <text:p text:style-name="P1">124. 2434</text:p>
        <text:p text:style-name="P1">125. 2441</text:p>
        <text:p text:style-name="P1">126. 2442</text:p>
        <text:p text:style-name="P1">127. 2443</text:p>
        <text:p text:style-name="P1">128. 2444</text:p>
        <text:p text:style-name="P1">129. 3111</text:p>
        <text:p text:style-name="P1">130. 3112</text:p>
        <text:p text:style-name="P1">131. 3113</text:p>
        <text:p text:style-name="P1">132. 3114</text:p>
        <text:p text:style-name="P1">133. 3121</text:p>
        <text:p text:style-name="P1">134. 3122</text:p>
        <text:p text:style-name="P1">135. 3123</text:p>
        <text:p text:style-name="P1">136. 3124</text:p>
        <text:p text:style-name="P1">137. 3131</text:p>
        <text:p text:style-name="P1">138. 3132</text:p>
        <text:p text:style-name="P1">139. 3133</text:p>
        <text:p text:style-name="P1">140. 3134</text:p>
        <text:p text:style-name="P1">141. 3141</text:p>
        <text:p text:style-name="P1">142. 3142</text:p>
        <text:p text:style-name="P1">143. 3143</text:p>
        <text:p text:style-name="P1">144. 3144</text:p>
        <text:p text:style-name="P1">145. 3211</text:p>
        <text:p text:style-name="P1">146. 3212</text:p>
        <text:p text:style-name="P1">147. 3213</text:p>
        <text:p text:style-name="P1">148. 3214</text:p>
        <text:p text:style-name="P1">149. 3221</text:p>
        <text:p text:style-name="P1">150. 3222</text:p>
        <text:p text:style-name="P1">151. 3223</text:p>
        <text:p text:style-name="P1">152. 3224</text:p>
        <text:p text:style-name="P1">153. 3231</text:p>
        <text:p text:style-name="P1">154. 3232</text:p>
        <text:p text:style-name="P1">155. 3233</text:p>
        <text:p text:style-name="P1">156. 3234</text:p>
        <text:p text:style-name="P1">157. 3241</text:p>
        <text:p text:style-name="P1">158. 3242</text:p>
        <text:p text:style-name="P1">159. 3243</text:p>
        <text:p text:style-name="P1">160. 3244</text:p>
        <text:p text:style-name="P1">161. 3311</text:p>
        <text:p text:style-name="P1">162. 3312</text:p>
        <text:p text:style-name="P1">163. 3313</text:p>
        <text:p text:style-name="P1">164. 3314</text:p>
        <text:p text:style-name="P1">165. 3321</text:p>
        <text:p text:style-name="P1">166. 3322</text:p>
        <text:p text:style-name="P1">167. 3323</text:p>
        <text:p text:style-name="P1">168. 3324</text:p>
        <text:p text:style-name="P1">169. 3331</text:p>
        <text:p text:style-name="P1">170. 3332</text:p>
        <text:p text:style-name="P1">171. 3333</text:p>
        <text:p text:style-name="P1">172. 3334</text:p>
        <text:p text:style-name="P1">173. 3341</text:p>
        <text:p text:style-name="P1">174. 3342</text:p>
        <text:p text:style-name="P1">175. 3343</text:p>
        <text:p text:style-name="P1">176. 3344</text:p>
        <text:p text:style-name="P1">177. 3411</text:p>
        <text:p text:style-name="P1">178. 3412</text:p>
        <text:p text:style-name="P1">179. 3413</text:p>
        <text:p text:style-name="P1">180. 3414</text:p>
        <text:p text:style-name="P1">181. 3421</text:p>
        <text:p text:style-name="P1">182. 3422</text:p>
        <text:p text:style-name="P1">183. 3423</text:p>
        <text:p text:style-name="P1">184. 3424</text:p>
        <text:p text:style-name="P1">185. 3431</text:p>
        <text:p text:style-name="P1">186. 3432</text:p>
        <text:p text:style-name="P1">187. 3433</text:p>
        <text:p text:style-name="P1">188. 3434</text:p>
        <text:p text:style-name="P1">189. 3441</text:p>
        <text:p text:style-name="P1">190. 3442</text:p>
        <text:p text:style-name="P1">191. 3443</text:p>
        <text:p text:style-name="P1">192. 3444</text:p>
        <text:p text:style-name="P1">193. 4111</text:p>
        <text:p text:style-name="P1">194. 4112</text:p>
        <text:p text:style-name="P1"><text:soft-page-break/>195. 4113</text:p>
        <text:p text:style-name="P1">196. 4114</text:p>
        <text:p text:style-name="P1">197. 4121</text:p>
        <text:p text:style-name="P1">198. 4122</text:p>
        <text:p text:style-name="P1">199. 4123</text:p>
        <text:p text:style-name="P1">200. 4124</text:p>
        <text:p text:style-name="P1">201. 4131</text:p>
        <text:p text:style-name="P1">202. 4132</text:p>
        <text:p text:style-name="P1">203. 4133</text:p>
        <text:p text:style-name="P1">204. 4134</text:p>
        <text:p text:style-name="P1">205. 4141</text:p>
        <text:p text:style-name="P1">206. 4142</text:p>
        <text:p text:style-name="P1">207. 4143</text:p>
        <text:p text:style-name="P1">208. 4144</text:p>
        <text:p text:style-name="P1">209. 4211</text:p>
        <text:p text:style-name="P1">210. 4212</text:p>
        <text:p text:style-name="P1">211. 4213</text:p>
        <text:p text:style-name="P1">212. 4214</text:p>
        <text:p text:style-name="P1">213. 4221</text:p>
        <text:p text:style-name="P1">214. 4222</text:p>
        <text:p text:style-name="P1">215. 4223</text:p>
        <text:p text:style-name="P1">216. 4224</text:p>
        <text:p text:style-name="P1">217. 4231</text:p>
        <text:p text:style-name="P1">218. 4232</text:p>
        <text:p text:style-name="P1">219. 4233</text:p>
        <text:p text:style-name="P1">220. 4234</text:p>
        <text:p text:style-name="P1">221. 4241</text:p>
        <text:p text:style-name="P1">222. 4242</text:p>
        <text:p text:style-name="P1">223. 4243</text:p>
        <text:p text:style-name="P1">224. 4244</text:p>
        <text:p text:style-name="P1">225. 4311</text:p>
        <text:p text:style-name="P1">226. 4312</text:p>
        <text:p text:style-name="P1">227. 4313</text:p>
        <text:p text:style-name="P1">228. 4314</text:p>
        <text:p text:style-name="P1">229. 4321</text:p>
        <text:p text:style-name="P1">230. 4322</text:p>
        <text:p text:style-name="P1">231. 4323</text:p>
        <text:p text:style-name="P1">232. 4324</text:p>
        <text:p text:style-name="P1">233. 4331</text:p>
        <text:p text:style-name="P1">234. 4332</text:p>
        <text:p text:style-name="P1">235. 4333</text:p>
        <text:p text:style-name="P1">236. 4334</text:p>
        <text:p text:style-name="P1">237. 4341</text:p>
        <text:p text:style-name="P1">238. 4342</text:p>
        <text:p text:style-name="P1">239. 4343</text:p>
        <text:p text:style-name="P1">240. 4344</text:p>
        <text:p text:style-name="P1">241. 4411</text:p>
        <text:p text:style-name="P1">242. 4412</text:p>
        <text:p text:style-name="P1">243. 4413</text:p>
        <text:p text:style-name="P1">244. 4414</text:p>
        <text:p text:style-name="P1">245. 4421</text:p>
        <text:p text:style-name="P1">246. 4422</text:p>
        <text:p text:style-name="P1">247. 4423</text:p>
        <text:p text:style-name="P1">248. 4424</text:p>
        <text:p text:style-name="P1">249. 4431</text:p>
        <text:p text:style-name="P1">250. 4432</text:p>
        <text:p text:style-name="P1">251. 4433</text:p>
        <text:p text:style-name="P1">252. 4434</text:p>
        <text:p text:style-name="P1">253. 4441</text:p>
        <text:p text:style-name="P1">254. 4442</text:p>
        <text:p text:style-name="P1">255. 4443</text:p>
        <text:p text:style-name="P1">256. 4444</text:p>
        <text:p text:style-name="P1"/>
        <text:p text:style-name="P1">Unique Sequences</text:p>
        <text:p text:style-name="P1">1. 1111</text:p>
        <text:p text:style-name="P1">2. 1112</text:p>
        <text:p text:style-name="P1">3. 1113</text:p>
        <text:p text:style-name="P1">4. 1114</text:p>
        <text:p text:style-name="P1">5. 1122</text:p>
        <text:p text:style-name="P1">6. 1123</text:p>
        <text:p text:style-name="P1">7. 1124</text:p>
        <text:p text:style-name="P1">8. 1132</text:p>
        <text:p text:style-name="P1">9. 1133</text:p>
        <text:p text:style-name="P1">10. 1134</text:p>
        <text:p text:style-name="P1">11. 1142</text:p>
        <text:p text:style-name="P1">12. 1143</text:p>
        <text:p text:style-name="P1">13. 1144</text:p>
        <text:p text:style-name="P1">14. 1212</text:p>
        <text:p text:style-name="P1">15. 1213</text:p>
        <text:p text:style-name="P1">16. 1214</text:p>
        <text:p text:style-name="P1">17. 1222</text:p>
        <text:p text:style-name="P1">18. 1223</text:p>
        <text:p text:style-name="P1">19. 1224</text:p>
        <text:p text:style-name="P1">20. 1232</text:p>
        <text:p text:style-name="P1">21. 1233</text:p>
        <text:p text:style-name="P1">22. 1234</text:p>
        <text:p text:style-name="P1">23. 1242</text:p>
        <text:p text:style-name="P1">24. 1243</text:p>
        <text:p text:style-name="P1">25. 1244</text:p>
        <text:p text:style-name="P1">26. 1313</text:p>
        <text:p text:style-name="P1">27. 1314</text:p>
        <text:p text:style-name="P1">28. 1322</text:p>
        <text:p text:style-name="P1">29. 1323</text:p>
        <text:p text:style-name="P1">30. 1324</text:p>
        <text:p text:style-name="P1">31. 1332</text:p>
        <text:p text:style-name="P1">32. 1333</text:p>
        <text:p text:style-name="P1">33. 1334</text:p>
        <text:p text:style-name="P1">34. 1342</text:p>
        <text:p text:style-name="P1">35. 1343</text:p>
        <text:p text:style-name="P1">36. 1344</text:p>
        <text:p text:style-name="P1">37. 1414</text:p>
        <text:p text:style-name="P1">38. 1422</text:p>
        <text:p text:style-name="P1">39. 1423</text:p>
        <text:p text:style-name="P1">40. 1424</text:p>
        <text:p text:style-name="P1">41. 1432</text:p>
        <text:p text:style-name="P1">42. 1433</text:p>
        <text:p text:style-name="P1">43. 1434</text:p>
        <text:p text:style-name="P1">44. 1442</text:p>
        <text:p text:style-name="P1">45. 1443</text:p>
        <text:p text:style-name="P1">46. 1444</text:p>
        <text:p text:style-name="P1">47. 2222</text:p>
        <text:p text:style-name="P1">48. 2223</text:p>
        <text:p text:style-name="P1">49. 2224</text:p>
        <text:p text:style-name="P1">50. 2233</text:p>
        <text:p text:style-name="P1">51. 2234</text:p>
        <text:p text:style-name="P1">52. 2243</text:p>
        <text:p text:style-name="P1">53. 2244</text:p>
        <text:p text:style-name="P1">54. 2323</text:p>
        <text:p text:style-name="P1">55. 2324</text:p>
        <text:p text:style-name="P1">56. 2333</text:p>
        <text:p text:style-name="P1">57. 2334</text:p>
        <text:p text:style-name="P1">58. 2343</text:p>
        <text:p text:style-name="P1">59. 2344</text:p>
        <text:p text:style-name="P1">60. 2424</text:p>
        <text:p text:style-name="P1">61. 2433</text:p>
        <text:p text:style-name="P1">62. 2434</text:p>
        <text:p text:style-name="P1">63. 2443</text:p>
        <text:p text:style-name="P1">64. 2444</text:p>
        <text:p text:style-name="P1">65. 3333</text:p>
        <text:p text:style-name="P1">66. 3334</text:p>
        <text:p text:style-name="P1">67. 3344</text:p>
        <text:p text:style-name="P1">68. 3434</text:p>
        <text:p text:style-name="P1">69. 3444</text:p>
        <text:p text:style-name="P1">70. 4444</text:p>
        <text:p text:style-name="P1"/>
        <text:p text:style-name="P1">Use All Four Mallets</text:p>
        <text:p text:style-name="P1">1. 1234</text:p>
        <text:p text:style-name="P1">2. 1243</text:p>
        <text:p text:style-name="P1">3. 1324</text:p>
        <text:p text:style-name="P1">4. 1342</text:p>
        <text:p text:style-name="P1">5. 1423</text:p>
        <text:p text:style-name="P1">6. 1432</text:p>
        <text:p text:style-name="P1">7. 2134</text:p>
        <text:p text:style-name="P1">8. 2143</text:p>
        <text:p text:style-name="P1">9. 2314</text:p>
        <text:p text:style-name="P1">10. 2341</text:p>
        <text:p text:style-name="P1">11. 2413</text:p>
        <text:p text:style-name="P1">12. 2431</text:p>
        <text:p text:style-name="P1">13. 3124</text:p>
        <text:p text:style-name="P1">14. 3142</text:p>
        <text:p text:style-name="P1">15. 3214</text:p>
        <text:p text:style-name="P1">16. 3241</text:p>
        <text:p text:style-name="P1">17. 3412</text:p>
        <text:p text:style-name="P1">18. 3421</text:p>
        <text:p text:style-name="P1">19. 4123</text:p>
        <text:p text:style-name="P1">20. 4132</text:p>
        <text:p text:style-name="P1">21. 4213</text:p>
        <text:p text:style-name="P1">22. 4231</text:p>
        <text:p text:style-name="P1">23. 4312</text:p>
        <text:p text:style-name="P1">24. 4321</text:p>
        <text:p text:style-name="P1"/>
        <text:p text:style-name="P1">Unique Sequences using All Four Mallets</text:p>
        <text:p text:style-name="P1">1. 1234</text:p>
        <text:p text:style-name="P1">2. 1243</text:p>
        <text:p text:style-name="P1">3. 1324</text:p>
        <text:p text:style-name="P1">4. 1342</text:p>
        <text:p text:style-name="P1">5. 1423</text:p>
        <text:p text:style-name="P1">6. 1432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okshelf Symbol 7" svg:font-family="'Bookshelf Symbol 7'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Sitka Heading" svg:font-family="'Sitka Heading'" style:font-pitch="variable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Overman</meta:initial-creator>
    <meta:creation-date>2016-09-13T10:51:52.05</meta:creation-date>
    <dc:date>2016-09-13T10:59:35.93</dc:date>
    <dc:creator>Michael Overman</dc:creator>
    <meta:editing-duration>PT6M35S</meta:editing-duration>
    <meta:editing-cycles>1</meta:editing-cycles>
    <meta:generator>OpenOffice/4.1.2$Win32 OpenOffice.org_project/412m3$Build-9782</meta:generator>
    <meta:printed-by>Michael Overman</meta:printed-by>
    <meta:print-date>2016-09-13T10:58:32.83</meta:print-date>
    <meta:document-statistic meta:table-count="0" meta:image-count="0" meta:object-count="0" meta:page-count="2" meta:paragraph-count="360" meta:word-count="727" meta:character-count="3066"/>
  </office:meta>
</office:document-meta>
</file>